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 style:data-style-name="N2" text:time-value="21:53:57.0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8-20T22:32:42.732000000</dc:date>
    <meta:editing-cycles>556</meta:editing-cycles>
    <meta:editing-duration>P6DT19H29M45S</meta:editing-duration>
    <meta:document-statistic meta:table-count="2" meta:cell-count="7111" meta:object-count="0"/>
  </office:meta>
</office:document-meta>
</file>